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079" officeooo:paragraph-rsid="00160079"/>
    </style:style>
    <style:style style:name="P2" style:family="paragraph" style:parent-style-name="Standard">
      <style:text-properties officeooo:rsid="00178a81" officeooo:paragraph-rsid="00178a81"/>
    </style:style>
    <style:style style:name="P3" style:family="paragraph" style:parent-style-name="Standard">
      <style:text-properties officeooo:rsid="00178a81" officeooo:paragraph-rsid="00178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new at “edge</text:p>
      <text:p text:style-name="P1">2). Step 1 grip position (random)</text:p>
      <text:p text:style-name="P1">3). Check for aggregate (Branch)</text:p>
      <text:p text:style-name="P1">4). if above is true add to aggregate, start new partile</text:p>
      <text:p text:style-name="P1"><text:tab/>if false step again</text:p>
      <text:p text:style-name="P1"/>
      <text:p text:style-name="P1">Cage particle or fortnite storm</text:p>
      <text:p text:style-name="P1"/>
      <text:p text:style-name="P2">Initially define np.array, find midpoint</text:p>
      <text:p text:style-name="P2"/>
      <text:p text:style-name="P2">tree = np.array([w,h])</text:p>
      <text:p text:style-name="P2">tree [half, half] = 1 </text:p>
      <text:p text:style-name="P2"/>
      <text:p text:style-name="P2">check if sum of adjecent is non zero. </text:p>
      <text:p text:style-name="P2"/>
      <text:p text:style-name="P2">https://stackoverflow.com/questions/32105954/how-can-i-write-a-binary-array-as-an-image-in-pyth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3:40:09.169615692</meta:creation-date>
    <dc:date>2025-01-29T18:59:17.185101725</dc:date>
    <meta:editing-duration>PT22H32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57" meta:character-count="406" meta:non-whitespace-character-count="357"/>
  </office:meta>
</office:document-meta>
</file>